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Je présente le cadre qu'elle offre pour analyser le sens comme émanant d'une relation au contexte. Cette propostion restera sujette aux deux plus fortes objections d'Ingold à la mémétique, mais elle devrait néanmoins ouvrir la voie à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e système cognitif est vu comme un ensemble de modules de traitement de l'information indépendants (introduits par Fodor, 1983),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ce qui en fait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e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ce qui suit,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chomskyen de type « pauvreté du stimulus »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il part d'une notion de représentation publique venant des sciences sociales (par exemple une image, un discours, ou une idéologie, qui existent dans le monde physique extérieur), et la connecte avec la notion de représentation mentale des sciences cognitives,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omputationnell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pour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nous ne nous attarderons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nous ne la discuterons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contexte, pour ensuite en étudier la structure et les interactions. Comme j'espère l'avoir expliqué clairement, dans de nombreux cas la description en termes de représentations n'est pas adéquate et ne rend pas compte de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ist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nous nous intéresserons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n'étudier que des représentations, est perdue.</text:p>
      <text:p text:style-name="Text_20_body">Un projet d'étude empirique des représentations langagières, dans le cadre proposé par l'épidémiologie des représentations, est donc contraint d'analyser la <text:span text:style-name="T58">forme</text:span> de ces représentations, sans avoir accès à leur <text:span text:style-name="T59">contenu</text:span>. C'est ce que font par exemple Adamic <text:span text:style-name="T60">et</text:span><text:span text:style-name="T61"> </text:span><text:span text:style-name="T62">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3">et</text:span><text:span text:style-name="T64"> </text:span><text:span text:style-name="T65">al.</text:span>, 2014, est un bon exemple), voit se développer un courant s'intéressant à la « contagion complexe », c'est-à-dire l'étude de systèmes dont le processus de base n'est plus la transmission d'un objet atomique (un hashtag, une vidéo, une URL), mais la <text:span text:style-name="T66">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67">et</text:span><text:span text:style-name="T68"> </text:span><text:span text:style-name="T69">al.</text:span>, 2014, qui étudient les transformations de motifs visuels abstraits chez les grands singes) ou la mémorabilité (Danescu-Niculescu-Mizil <text:span text:style-name="T70">et</text:span><text:span text:style-name="T71"> </text:span><text:span text:style-name="T72">al.</text:span>, 2012),<text:note text:id="ftn7" text:note-class="footnote"><text:note-citation>8</text:note-citation><text:note-body><text:p text:style-name="Footnote">Danescu-Niculescu-Mizil <text:span text:style-name="T73">et</text:span><text:span text:style-name="T74"> </text:span><text:span text:style-name="T75">al.</text:span> (2012) montrent d'ailleurs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nous présentons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es organismes à leur environnement. Dans cette dernière partie nous tentons de présenter les grandes lignes de cette tradition, sans pouvoir lui rendre justice, mais en esquissant les idées soutenant une approche non-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nous dégageons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avec l'environnement a du sens et une valeur pour cet organisme, car elle a des conséquences sur le maintien de son identité et son autonomie.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6">est</text:span> précisément la cognition (De Jaegher et Di Paolo, 2007).</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pproches apparentées), et répond ainsi au premier degré de critique d'Ingold sur l'essentialisation du sens. Les deux niveaux suivants ne sont en revanche pas directement traités, même si le paradigme énactif semble ouvrir des voies permettant d'y répondre.</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Nous avons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sur laquelle nous ne nous sommes pas attardés. Nous avons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strict cadre épidémiologique. Enfin, nous avons présenté une approche alternative pour l'étude du langage, produite par la tradition énactive en sciences cognitives, qui envisage de surmonter ce problème en évitant toute référence à la notion de représentation: elle propose d'étudier le langage comme un processus d'interaction créateur de sens, gouverné par plusieurs niveaux de conventions. Une telle approche permet de répondre au premier degré de critique d'Ingold, et ouvre une voie pour des développements répondant aux deux autre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nous avons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77">arXiv</text:span><text:span text:style-name="T78">:</text:span><text:span text:style-name="T79">1402</text:span><text:span text:style-name="T80">.</text:span><text:span text:style-name="T81">6792</text:span><text:span text:style-name="T82"> </text:span><text:span text:style-name="T83">[</text:span><text:span text:style-name="T84">physics</text:span><text:span text:style-name="T85">]</text:span>.</text:p>
      <text:p text:style-name="Text_20_body">Aunger, Robert. 2000. <text:span text:style-name="T86">Darwinizing</text:span><text:span text:style-name="T87"> </text:span><text:span text:style-name="T88">culture:</text:span><text:span text:style-name="T89"> </text:span><text:span text:style-name="T90">the</text:span><text:span text:style-name="T91"> </text:span><text:span text:style-name="T92">status</text:span><text:span text:style-name="T93"> </text:span><text:span text:style-name="T94">of</text:span><text:span text:style-name="T95"> </text:span><text:span text:style-name="T96">memetics</text:span><text:span text:style-name="T97"> </text:span><text:span text:style-name="T98">as</text:span><text:span text:style-name="T99"> </text:span><text:span text:style-name="T100">a</text:span><text:span text:style-name="T101"> </text:span><text:span text:style-name="T102">science</text:span>. Oxford; New York: Oxford University Press.</text:p>
      <text:p text:style-name="Text_20_body">Auvray, Malika, Charles Lenay et John Stewart. 2009. Perceptual interactions in a minimalist virtual environment. <text:span text:style-name="T103">New</text:span><text:span text:style-name="T104"> </text:span><text:span text:style-name="T105">Ideas</text:span><text:span text:style-name="T106"> </text:span><text:span text:style-name="T107">in</text:span><text:span text:style-name="T108"> </text:span><text:span text:style-name="T109">Psychology</text:span> 27(1). 32‑47. doi:<text:a xlink:type="simple" xlink:href="https://doi.org/10.1016/j.newideapsych.2007.12.002" office:name=""><text:span text:style-name="Definition">10.1016/j.newideapsych.2007.12.002</text:span></text:a>.</text:p>
      <text:p text:style-name="Text_20_body">Bateson, Gregory. 1972. <text:span text:style-name="T110">Steps</text:span><text:span text:style-name="T111"> </text:span><text:span text:style-name="T112">to</text:span><text:span text:style-name="T113"> </text:span><text:span text:style-name="T114">an</text:span><text:span text:style-name="T115"> </text:span><text:span text:style-name="T116">Ecology</text:span><text:span text:style-name="T117"> </text:span><text:span text:style-name="T118">of</text:span><text:span text:style-name="T119"> </text:span><text:span text:style-name="T120">Mind</text:span><text:span text:style-name="T121">:</text:span><text:span text:style-name="T122"> </text:span><text:span text:style-name="T123">Collected</text:span><text:span text:style-name="T124"> </text:span><text:span text:style-name="T125">Essays</text:span><text:span text:style-name="T126"> </text:span><text:span text:style-name="T127">in</text:span><text:span text:style-name="T128"> </text:span><text:span text:style-name="T129">Anthropology</text:span><text:span text:style-name="T130">,</text:span><text:span text:style-name="T131"> </text:span><text:span text:style-name="T132">Psychiatry</text:span><text:span text:style-name="T133">,</text:span><text:span text:style-name="T134"> </text:span><text:span text:style-name="T135">Evolution</text:span><text:span text:style-name="T136">,</text:span><text:span text:style-name="T137"> </text:span><text:span text:style-name="T138">and</text:span><text:span text:style-name="T139"> </text:span><text:span text:style-name="T140">Epistemology</text:span>. University of Chicago Press.</text:p>
      <text:p text:style-name="Text_20_body">Becker, Howard S. 1996. The epistemology of qualitative research. In R. Jessor, A. Colby et R. A. Shweder (éd.), <text:span text:style-name="T141">Ethnography</text:span><text:span text:style-name="T142"> </text:span><text:span text:style-name="T143">and</text:span><text:span text:style-name="T144"> </text:span><text:span text:style-name="T145">human</text:span><text:span text:style-name="T146"> </text:span><text:span text:style-name="T147">development:</text:span><text:span text:style-name="T148"> </text:span><text:span text:style-name="T149">Context</text:span><text:span text:style-name="T150"> </text:span><text:span text:style-name="T151">and</text:span><text:span text:style-name="T152"> </text:span><text:span text:style-name="T153">meaning</text:span><text:span text:style-name="T154"> </text:span><text:span text:style-name="T155">in</text:span><text:span text:style-name="T156"> </text:span><text:span text:style-name="T157">social</text:span><text:span text:style-name="T158"> </text:span><text:span text:style-name="T159">inquiry</text:span>, 53‑71. (The John D. and Catherine T. MacArthur Foundation series on mental health and development.). Chicago, IL, US: University of Chicago Press.</text:p>
      <text:p text:style-name="Text_20_body">Bourdieu, Pierre. 1980. <text:span text:style-name="T160">Le</text:span><text:span text:style-name="T161"> </text:span><text:span text:style-name="T162">sens</text:span><text:span text:style-name="T163"> </text:span><text:span text:style-name="T164">pratique</text:span>. Paris: Editions de Minuit.</text:p>
      <text:p text:style-name="Text_20_body">Boyd, Robert et Peter J Richerson. 1985. <text:span text:style-name="T165">Culture</text:span><text:span text:style-name="T166"> </text:span><text:span text:style-name="T167">and</text:span><text:span text:style-name="T168"> </text:span><text:span text:style-name="T169">the</text:span><text:span text:style-name="T170"> </text:span><text:span text:style-name="T171">evolutionary</text:span><text:span text:style-name="T172"> </text:span><text:span text:style-name="T173">process</text:span>. Chicago: University of Chicago Press.</text:p>
      <text:p text:style-name="Text_20_body">Chomsky, Noam. 1959. A Review of B. F. Skinner’s Verbal Behavior. <text:span text:style-name="T174">Language</text:span> 35(1). 26‑58.</text:p>
      <text:p text:style-name="Text_20_body">Claidière, Nicolas, Kenny Smith, Simon Kirby et Joël Fagot. 2014. Cultural evolution of systematically structured behaviour in a non-human primate. <text:span text:style-name="T175">Proceedings</text:span><text:span text:style-name="T176"> </text:span><text:span text:style-name="T177">of</text:span><text:span text:style-name="T178"> </text:span><text:span text:style-name="T179">the</text:span><text:span text:style-name="T180"> </text:span><text:span text:style-name="T181">Royal</text:span><text:span text:style-name="T182"> </text:span><text:span text:style-name="T183">Society</text:span><text:span text:style-name="T184"> </text:span><text:span text:style-name="T185">of</text:span><text:span text:style-name="T186"> </text:span><text:span text:style-name="T187">London</text:span><text:span text:style-name="T188"> </text:span><text:span text:style-name="T189">B</text:span><text:span text:style-name="T190">:</text:span><text:span text:style-name="T191"> </text:span><text:span text:style-name="T192">Biological</text:span><text:span text:style-name="T193"> </text:span><text:span text:style-name="T194">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195">Explaining</text:span><text:span text:style-name="T196"> </text:span><text:span text:style-name="T197">Language</text:span><text:span text:style-name="T198"> </text:span><text:span text:style-name="T199">Change</text:span><text:span text:style-name="T200">:</text:span><text:span text:style-name="T201"> </text:span><text:span text:style-name="T202">An</text:span><text:span text:style-name="T203"> </text:span><text:span text:style-name="T204">Evolutionary</text:span><text:span text:style-name="T205"> </text:span><text:span text:style-name="T206">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07">arXiv</text:span><text:span text:style-name="T208">:</text:span><text:span text:style-name="T209">1203</text:span><text:span text:style-name="T210">.</text:span><text:span text:style-name="T211">6360</text:span><text:span text:style-name="T212"> </text:span><text:span text:style-name="T213">[</text:span><text:span text:style-name="T214">physics</text:span><text:span text:style-name="T215">]</text:span>.</text:p>
      <text:p text:style-name="Text_20_body">Darwin, Charles. 1981. <text:span text:style-name="T216">The</text:span><text:span text:style-name="T217"> </text:span><text:span text:style-name="T218">Descent</text:span><text:span text:style-name="T219"> </text:span><text:span text:style-name="T220">of</text:span><text:span text:style-name="T221"> </text:span><text:span text:style-name="T222">Man</text:span><text:span text:style-name="T223">,</text:span><text:span text:style-name="T224"> </text:span><text:span text:style-name="T225">and</text:span><text:span text:style-name="T226"> </text:span><text:span text:style-name="T227">Selection</text:span><text:span text:style-name="T228"> </text:span><text:span text:style-name="T229">in</text:span><text:span text:style-name="T230"> </text:span><text:span text:style-name="T231">Relation</text:span><text:span text:style-name="T232"> </text:span><text:span text:style-name="T233">to</text:span><text:span text:style-name="T234"> </text:span><text:span text:style-name="T235">Sex</text:span>. Princeton, N.J.: Princeton University Press.</text:p>
      <text:p text:style-name="Text_20_body">Dawkins, Richard. 2006. <text:span text:style-name="T236">The</text:span><text:span text:style-name="T237"> </text:span><text:span text:style-name="T238">selfish</text:span><text:span text:style-name="T239"> </text:span><text:span text:style-name="T240">gene</text:span>. Oxford; New York: Oxford University Press.</text:p>
      <text:p text:style-name="Text_20_body">De Jaegher, Hanne et Ezequiel Di Paolo. 2007. Participatory sense-making. <text:span text:style-name="T241">Phenomenology</text:span><text:span text:style-name="T242"> </text:span><text:span text:style-name="T243">and</text:span><text:span text:style-name="T244"> </text:span><text:span text:style-name="T245">the</text:span><text:span text:style-name="T246"> </text:span><text:span text:style-name="T247">Cognitive</text:span><text:span text:style-name="T248"> </text:span><text:span text:style-name="T249">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0">New</text:span><text:span text:style-name="T251"> </text:span><text:span text:style-name="T252">Ideas</text:span><text:span text:style-name="T253"> </text:span><text:span text:style-name="T254">in</text:span><text:span text:style-name="T255"> </text:span><text:span text:style-name="T256">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57">The</text:span><text:span text:style-name="T258"> </text:span><text:span text:style-name="T259">genetical</text:span><text:span text:style-name="T260"> </text:span><text:span text:style-name="T261">theory</text:span><text:span text:style-name="T262"> </text:span><text:span text:style-name="T263">of</text:span><text:span text:style-name="T264"> </text:span><text:span text:style-name="T265">natural</text:span><text:span text:style-name="T266"> </text:span><text:span text:style-name="T267">selection:</text:span><text:span text:style-name="T268"> </text:span><text:span text:style-name="T269">a</text:span><text:span text:style-name="T270"> </text:span><text:span text:style-name="T271">complete</text:span><text:span text:style-name="T272"> </text:span><text:span text:style-name="T273">variorum</text:span><text:span text:style-name="T274"> </text:span><text:span text:style-name="T275">edition</text:span>. Oxford: Oxford University Press.</text:p>
      <text:p text:style-name="Text_20_body">Fodor, Jerry A. 1975. <text:span text:style-name="T276">The</text:span><text:span text:style-name="T277"> </text:span><text:span text:style-name="T278">Language</text:span><text:span text:style-name="T279"> </text:span><text:span text:style-name="T280">of</text:span><text:span text:style-name="T281"> </text:span><text:span text:style-name="T282">Thought</text:span>. New York: Crowell.</text:p>
      <text:p text:style-name="Text_20_body">Fodor, Jerry A. 1983. <text:span text:style-name="T283">The</text:span><text:span text:style-name="T284"> </text:span><text:span text:style-name="T285">Modularity</text:span><text:span text:style-name="T286"> </text:span><text:span text:style-name="T287">of</text:span><text:span text:style-name="T288"> </text:span><text:span text:style-name="T289">Mind</text:span><text:span text:style-name="T290">:</text:span><text:span text:style-name="T291"> </text:span><text:span text:style-name="T292">An</text:span><text:span text:style-name="T293"> </text:span><text:span text:style-name="T294">Essay</text:span><text:span text:style-name="T295"> </text:span><text:span text:style-name="T296">on</text:span><text:span text:style-name="T297"> </text:span><text:span text:style-name="T298">Faculty</text:span><text:span text:style-name="T299"> </text:span><text:span text:style-name="T300">Psychology</text:span>. Cambridge, Mass.: MIT Press.</text:p>
      <text:p text:style-name="Text_20_body">Gibson, James J. 2014. <text:span text:style-name="T301">The</text:span><text:span text:style-name="T302"> </text:span><text:span text:style-name="T303">Ecological</text:span><text:span text:style-name="T304"> </text:span><text:span text:style-name="T305">Approach</text:span><text:span text:style-name="T306"> </text:span><text:span text:style-name="T307">to</text:span><text:span text:style-name="T308"> </text:span><text:span text:style-name="T309">Visual</text:span><text:span text:style-name="T310"> </text:span><text:span text:style-name="T311">Perception</text:span><text:span text:style-name="T312">:</text:span><text:span text:style-name="T313"> </text:span><text:span text:style-name="T314">Classic</text:span><text:span text:style-name="T315"> </text:span><text:span text:style-name="T316">Edition</text:span>. Psychology Press.</text:p>
      <text:p text:style-name="Text_20_body">Gould, Stephen Jay. 1977. <text:span text:style-name="T317">Ontogeny</text:span><text:span text:style-name="T318"> </text:span><text:span text:style-name="T319">and</text:span><text:span text:style-name="T320"> </text:span><text:span text:style-name="T321">phylogeny</text:span>. Cambridge, Mass.: Belknap Press of Harvard University Press.</text:p>
      <text:p text:style-name="Text_20_body">Hutto, Daniel D et Erik Myin. 2013. <text:span text:style-name="T322">Radicalizing</text:span><text:span text:style-name="T323"> </text:span><text:span text:style-name="T324">Enactivism</text:span><text:span text:style-name="T325">:</text:span><text:span text:style-name="T326"> </text:span><text:span text:style-name="T327">Basic</text:span><text:span text:style-name="T328"> </text:span><text:span text:style-name="T329">Minds</text:span><text:span text:style-name="T330"> </text:span><text:span text:style-name="T331">Without</text:span><text:span text:style-name="T332"> </text:span><text:span text:style-name="T333">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34">Social</text:span><text:span text:style-name="T335"> </text:span><text:span text:style-name="T336">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37">Anthropology</text:span><text:span text:style-name="T338"> </text:span><text:span text:style-name="T339">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0">Cambridge</text:span><text:span text:style-name="T341"> </text:span><text:span text:style-name="T342">University</text:span><text:span text:style-name="T343"> </text:span><text:span text:style-name="T344">Press</text:span>.</text:p>
      <text:p text:style-name="Text_20_body">Jablonka, Eva M. 2001. The Systems of Inheritance. In Susan Oyama, Paul Griffiths et Russell D Gray (éd.), <text:span text:style-name="T345">Cycles</text:span><text:span text:style-name="T346"> </text:span><text:span text:style-name="T347">of</text:span><text:span text:style-name="T348"> </text:span><text:span text:style-name="T349">contingency:</text:span><text:span text:style-name="T350"> </text:span><text:span text:style-name="T351">developmental</text:span><text:span text:style-name="T352"> </text:span><text:span text:style-name="T353">systems</text:span><text:span text:style-name="T354"> </text:span><text:span text:style-name="T355">and</text:span><text:span text:style-name="T356"> </text:span><text:span text:style-name="T357">evolution</text:span>, 99‑116. Cambridge, Mass.: MIT Press.</text:p>
      <text:p text:style-name="Text_20_body">Krakauer, David, Nils Bertschinger, Eckehard Olbrich, Nihat Ay et Jessica C. Flack. 2014. The Information Theory of Individuality. <text:span text:style-name="T358">arXiv</text:span><text:span text:style-name="T359">:</text:span><text:span text:style-name="T360">1412</text:span><text:span text:style-name="T361">.</text:span><text:span text:style-name="T362">2447</text:span><text:span text:style-name="T363"> </text:span><text:span text:style-name="T364">[</text:span><text:span text:style-name="T365">q</text:span><text:span text:style-name="T366">-</text:span><text:span text:style-name="T367">bio</text:span><text:span text:style-name="T368">]</text:span>.</text:p>
      <text:p text:style-name="Text_20_body">Kroeber, A. L. 1952. <text:span text:style-name="T369">The</text:span><text:span text:style-name="T370"> </text:span><text:span text:style-name="T371">Nature</text:span><text:span text:style-name="T372"> </text:span><text:span text:style-name="T373">of</text:span><text:span text:style-name="T374"> </text:span><text:span text:style-name="T375">Culture</text:span>. Chicago: University of Chicago Press.</text:p>
      <text:p text:style-name="Text_20_body">Lauf, Aurelien, Mathieu Valette et Leila Khouas. 2013. Analyzing Variation Patterns In Quotes Over Time. <text:span text:style-name="T376">Research</text:span><text:span text:style-name="T377"> </text:span><text:span text:style-name="T378">in</text:span><text:span text:style-name="T379"> </text:span><text:span text:style-name="T380">Computing</text:span><text:span text:style-name="T381"> </text:span><text:span text:style-name="T382">Science</text:span> 70. 223‑232.</text:p>
      <text:p text:style-name="Text_20_body">Le, Quoc V. et Tomas Mikolov. 2014. Distributed Representations of Sentences and Documents. <text:span text:style-name="T383">arXiv</text:span><text:span text:style-name="T384">:</text:span><text:span text:style-name="T385">1405</text:span><text:span text:style-name="T386">.</text:span><text:span text:style-name="T387">4053</text:span><text:span text:style-name="T388"> </text:span><text:span text:style-name="T389">[</text:span><text:span text:style-name="T390">cs</text:span><text:span text:style-name="T391">]</text:span>.</text:p>
      <text:p text:style-name="Text_20_body">Leskovec, Jure, Lars Backstrom et Jon Kleinberg. 2009. Meme-tracking and the Dynamics of the News Cycle. In, <text:span text:style-name="T392">Proceedings</text:span><text:span text:style-name="T393"> </text:span><text:span text:style-name="T394">of</text:span><text:span text:style-name="T395"> </text:span><text:span text:style-name="T396">the</text:span><text:span text:style-name="T397"> </text:span><text:span text:style-name="T398">15th</text:span><text:span text:style-name="T399"> </text:span><text:span text:style-name="T400">ACM</text:span><text:span text:style-name="T401"> </text:span><text:span text:style-name="T402">SIGKDD</text:span><text:span text:style-name="T403"> </text:span><text:span text:style-name="T404">International</text:span><text:span text:style-name="T405"> </text:span><text:span text:style-name="T406">Conference</text:span><text:span text:style-name="T407"> </text:span><text:span text:style-name="T408">on</text:span><text:span text:style-name="T409"> </text:span><text:span text:style-name="T410">Knowledge</text:span><text:span text:style-name="T411"> </text:span><text:span text:style-name="T412">Discovery</text:span><text:span text:style-name="T413"> </text:span><text:span text:style-name="T414">and</text:span><text:span text:style-name="T415"> </text:span><text:span text:style-name="T416">Data</text:span><text:span text:style-name="T417"> </text:span><text:span text:style-name="T418">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19">Cycles</text:span><text:span text:style-name="T420"> </text:span><text:span text:style-name="T421">of</text:span><text:span text:style-name="T422"> </text:span><text:span text:style-name="T423">contingency:</text:span><text:span text:style-name="T424"> </text:span><text:span text:style-name="T425">developmental</text:span><text:span text:style-name="T426"> </text:span><text:span text:style-name="T427">systems</text:span><text:span text:style-name="T428"> </text:span><text:span text:style-name="T429">and</text:span><text:span text:style-name="T430"> </text:span><text:span text:style-name="T431">evolution</text:span>, 55‑58. Cambridge, Mass.: MIT Press.</text:p>
      <text:p text:style-name="Text_20_body">Lewontin, Richard C. 2001b. Gene, Organism and Environment. In Susan Oyama, Paul Griffiths et Russell D Gray (éd.), <text:span text:style-name="T432">Cycles</text:span><text:span text:style-name="T433"> </text:span><text:span text:style-name="T434">of</text:span><text:span text:style-name="T435"> </text:span><text:span text:style-name="T436">contingency:</text:span><text:span text:style-name="T437"> </text:span><text:span text:style-name="T438">developmental</text:span><text:span text:style-name="T439"> </text:span><text:span text:style-name="T440">systems</text:span><text:span text:style-name="T441"> </text:span><text:span text:style-name="T442">and</text:span><text:span text:style-name="T443"> </text:span><text:span text:style-name="T444">evolution</text:span>, 59‑66. Cambridge, Mass.: MIT Press.</text:p>
      <text:p text:style-name="Text_20_body">Maingueneau, Dominique. 2004. La situation d’énonciation, entre langue et discours. In, <text:span text:style-name="T445">Dix</text:span><text:span text:style-name="T446"> </text:span><text:span text:style-name="T447">ans</text:span><text:span text:style-name="T448"> </text:span><text:span text:style-name="T449">de</text:span><text:span text:style-name="T450"> </text:span><text:span text:style-name="T451">S</text:span><text:span text:style-name="T452">.</text:span><text:span text:style-name="T453">D</text:span><text:span text:style-name="T454">.</text:span><text:span text:style-name="T455">U</text:span><text:span text:style-name="T456">.</text:span>, 197‑210. Craiova, Roumanie: Editura Universitaria Craiova.</text:p>
      <text:p text:style-name="Text_20_body">Marr, David. 1982. <text:span text:style-name="T457">Vision:</text:span><text:span text:style-name="T458"> </text:span><text:span text:style-name="T459">A</text:span><text:span text:style-name="T460"> </text:span><text:span text:style-name="T461">Computational</text:span><text:span text:style-name="T462"> </text:span><text:span text:style-name="T463">Investigation</text:span><text:span text:style-name="T464"> </text:span><text:span text:style-name="T465">into</text:span><text:span text:style-name="T466"> </text:span><text:span text:style-name="T467">the</text:span><text:span text:style-name="T468"> </text:span><text:span text:style-name="T469">Human</text:span><text:span text:style-name="T470"> </text:span><text:span text:style-name="T471">Representation</text:span><text:span text:style-name="T472"> </text:span><text:span text:style-name="T473">and</text:span><text:span text:style-name="T474"> </text:span><text:span text:style-name="T475">Processing</text:span><text:span text:style-name="T476"> </text:span><text:span text:style-name="T477">of</text:span><text:span text:style-name="T478"> </text:span><text:span text:style-name="T479">Visual</text:span><text:span text:style-name="T480"> </text:span><text:span text:style-name="T481">Information</text:span>. New York: W.H. Freeman.</text:p>
      <text:p text:style-name="Text_20_body">Maturana, Humberto R et Francisco J Varela. 1980. <text:span text:style-name="T482">Autopoiesis</text:span><text:span text:style-name="T483"> </text:span><text:span text:style-name="T484">and</text:span><text:span text:style-name="T485"> </text:span><text:span text:style-name="T486">Cognition</text:span><text:span text:style-name="T487">:</text:span><text:span text:style-name="T488"> </text:span><text:span text:style-name="T489">The</text:span><text:span text:style-name="T490"> </text:span><text:span text:style-name="T491">Realization</text:span><text:span text:style-name="T492"> </text:span><text:span text:style-name="T493">of</text:span><text:span text:style-name="T494"> </text:span><text:span text:style-name="T495">the</text:span><text:span text:style-name="T496"> </text:span><text:span text:style-name="T497">Living</text:span>. Dordrecht, Holland; Boston: D. Reidel Pub. Co.</text:p>
      <text:p text:style-name="Text_20_body">Mauss, Marcel. 1979. <text:span text:style-name="T498">Sociology</text:span><text:span text:style-name="T499"> </text:span><text:span text:style-name="T500">and</text:span><text:span text:style-name="T501"> </text:span><text:span text:style-name="T502">psychology:</text:span><text:span text:style-name="T503"> </text:span><text:span text:style-name="T504">Essays</text:span><text:span text:style-name="T505">.</text:span><text:span text:style-name="T506"> </text:span><text:span text:style-name="T507">Transl</text:span><text:span text:style-name="T508">.</text:span><text:span text:style-name="T509"> </text:span><text:span text:style-name="T510">by</text:span><text:span text:style-name="T511"> </text:span><text:span text:style-name="T512">Ben</text:span><text:span text:style-name="T513"> </text:span><text:span text:style-name="T514">Brewster</text:span><text:span text:style-name="T515">.</text:span> London: Routledge &amp; Kegan Paul.</text:p>
      <text:p text:style-name="Text_20_body">Menary, Richard. 2006. <text:span text:style-name="T516">Radical</text:span><text:span text:style-name="T517"> </text:span><text:span text:style-name="T518">Enactivism</text:span><text:span text:style-name="T519">:</text:span><text:span text:style-name="T520"> </text:span><text:span text:style-name="T521">Intentionality</text:span><text:span text:style-name="T522">,</text:span><text:span text:style-name="T523"> </text:span><text:span text:style-name="T524">Phenomenology</text:span><text:span text:style-name="T525">,</text:span><text:span text:style-name="T526"> </text:span><text:span text:style-name="T527">and</text:span><text:span text:style-name="T528"> </text:span><text:span text:style-name="T529">Narrative</text:span><text:span text:style-name="T530">:</text:span><text:span text:style-name="T531"> </text:span><text:span text:style-name="T532">Focus</text:span><text:span text:style-name="T533"> </text:span><text:span text:style-name="T534">on</text:span><text:span text:style-name="T535"> </text:span><text:span text:style-name="T536">the</text:span><text:span text:style-name="T537"> </text:span><text:span text:style-name="T538">Philosophy</text:span><text:span text:style-name="T539"> </text:span><text:span text:style-name="T540">of</text:span><text:span text:style-name="T541"> </text:span><text:span text:style-name="T542">Daniel</text:span><text:span text:style-name="T543"> </text:span><text:span text:style-name="T544">D</text:span><text:span text:style-name="T545">.</text:span><text:span text:style-name="T546"> </text:span><text:span text:style-name="T547">Hutto</text:span>. Amsterdam; Philadelphia: J. Benjamins Pub. Co.</text:p>
      <text:p text:style-name="Text_20_body">Mesoudi, Alex. 2011. <text:span text:style-name="T548">Cultural</text:span><text:span text:style-name="T549"> </text:span><text:span text:style-name="T550">Evolution</text:span><text:span text:style-name="T551">:</text:span><text:span text:style-name="T552"> </text:span><text:span text:style-name="T553">How</text:span><text:span text:style-name="T554"> </text:span><text:span text:style-name="T555">Darwinian</text:span><text:span text:style-name="T556"> </text:span><text:span text:style-name="T557">Theory</text:span><text:span text:style-name="T558"> </text:span><text:span text:style-name="T559">Can</text:span><text:span text:style-name="T560"> </text:span><text:span text:style-name="T561">Explain</text:span><text:span text:style-name="T562"> </text:span><text:span text:style-name="T563">Human</text:span><text:span text:style-name="T564"> </text:span><text:span text:style-name="T565">Culture</text:span><text:span text:style-name="T566"> </text:span><text:span text:style-name="T567">and</text:span><text:span text:style-name="T568"> </text:span><text:span text:style-name="T569">Synthesize</text:span><text:span text:style-name="T570"> </text:span><text:span text:style-name="T571">the</text:span><text:span text:style-name="T572"> </text:span><text:span text:style-name="T573">Social</text:span><text:span text:style-name="T574"> </text:span><text:span text:style-name="T575">Sciences</text:span>. University of Chicago Press.</text:p>
      <text:p text:style-name="Text_20_body">Mesoudi, Alex, Andrew Whiten et Kevin N. Laland. 2006. Towards a unified science of cultural evolution. <text:span text:style-name="T576">Behavioral</text:span><text:span text:style-name="T577"> </text:span><text:span text:style-name="T578">and</text:span><text:span text:style-name="T579"> </text:span><text:span text:style-name="T580">Brain</text:span><text:span text:style-name="T581"> </text:span><text:span text:style-name="T582">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83">Evolution</text:span><text:span text:style-name="T584"> </text:span><text:span text:style-name="T585">and</text:span><text:span text:style-name="T586"> </text:span><text:span text:style-name="T587">Human</text:span><text:span text:style-name="T588"> </text:span><text:span text:style-name="T589">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0">Evolution</text:span><text:span text:style-name="T591"> </text:span><text:span text:style-name="T592">and</text:span><text:span text:style-name="T593"> </text:span><text:span text:style-name="T594">Human</text:span><text:span text:style-name="T595"> </text:span><text:span text:style-name="T596">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597">Proceedings</text:span><text:span text:style-name="T598"> </text:span><text:span text:style-name="T599">of</text:span><text:span text:style-name="T600"> </text:span><text:span text:style-name="T601">the</text:span><text:span text:style-name="T602"> </text:span><text:span text:style-name="T603">National</text:span><text:span text:style-name="T604"> </text:span><text:span text:style-name="T605">Academy</text:span><text:span text:style-name="T606"> </text:span><text:span text:style-name="T607">of</text:span><text:span text:style-name="T608"> </text:span><text:span text:style-name="T609">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0">Behavioral</text:span><text:span text:style-name="T611"> </text:span><text:span text:style-name="T612">and</text:span><text:span text:style-name="T613"> </text:span><text:span text:style-name="T614">Brain</text:span><text:span text:style-name="T615"> </text:span><text:span text:style-name="T616">Sciences</text:span> 26(01). 42‑43.</text:p>
      <text:p text:style-name="Text_20_body">Neumann-Held, Eva M. 2001. Let’s Talk About Genes: The Process Molecular Gene Concept and Its Context. In Susan Oyama, Paul Griffiths et Russell D Gray (éd.), <text:span text:style-name="T617">Cycles</text:span><text:span text:style-name="T618"> </text:span><text:span text:style-name="T619">of</text:span><text:span text:style-name="T620"> </text:span><text:span text:style-name="T621">contingency:</text:span><text:span text:style-name="T622"> </text:span><text:span text:style-name="T623">developmental</text:span><text:span text:style-name="T624"> </text:span><text:span text:style-name="T625">systems</text:span><text:span text:style-name="T626"> </text:span><text:span text:style-name="T627">and</text:span><text:span text:style-name="T628"> </text:span><text:span text:style-name="T629">evolution</text:span>, 69‑84. Cambridge, Mass.: MIT Press.</text:p>
      <text:p text:style-name="Text_20_body">O’Regan, J. Kevin et Alva Noë. 2001. A sensorimotor account of vision and visual consciousness. <text:span text:style-name="T630">Behavioral</text:span><text:span text:style-name="T631"> </text:span><text:span text:style-name="T632">and</text:span><text:span text:style-name="T633"> </text:span><text:span text:style-name="T634">Brain</text:span><text:span text:style-name="T635"> </text:span><text:span text:style-name="T636">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37">Cycles</text:span><text:span text:style-name="T638"> </text:span><text:span text:style-name="T639">of</text:span><text:span text:style-name="T640"> </text:span><text:span text:style-name="T641">contingency:</text:span><text:span text:style-name="T642"> </text:span><text:span text:style-name="T643">developmental</text:span><text:span text:style-name="T644"> </text:span><text:span text:style-name="T645">systems</text:span><text:span text:style-name="T646"> </text:span><text:span text:style-name="T647">and</text:span><text:span text:style-name="T648"> </text:span><text:span text:style-name="T649">evolution</text:span>. Cambridge, Mass.: MIT Press.</text:p>
      <text:p text:style-name="Text_20_body">Portin, Petter. 1993. The Concept of the Gene: Short History and Present Status. <text:span text:style-name="T650">The</text:span><text:span text:style-name="T651"> </text:span><text:span text:style-name="T652">Quarterly</text:span><text:span text:style-name="T653"> </text:span><text:span text:style-name="T654">Review</text:span><text:span text:style-name="T655"> </text:span><text:span text:style-name="T656">of</text:span><text:span text:style-name="T657"> </text:span><text:span text:style-name="T658">Biology</text:span> 68(2). 173‑223.</text:p>
      <text:p text:style-name="Text_20_body">Prum, Richard O. et Alan H. Brush. 2014. Which Came First, the Feather or the Bird? <text:span text:style-name="T659">Scientific</text:span><text:span text:style-name="T660"> </text:span><text:span text:style-name="T661">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62">Fifth</text:span><text:span text:style-name="T663"> </text:span><text:span text:style-name="T664">International</text:span><text:span text:style-name="T665"> </text:span><text:span text:style-name="T666">AAAI</text:span><text:span text:style-name="T667"> </text:span><text:span text:style-name="T668">Conference</text:span><text:span text:style-name="T669"> </text:span><text:span text:style-name="T670">on</text:span><text:span text:style-name="T671"> </text:span><text:span text:style-name="T672">Weblogs</text:span><text:span text:style-name="T673"> </text:span><text:span text:style-name="T674">and</text:span><text:span text:style-name="T675"> </text:span><text:span text:style-name="T676">Social</text:span><text:span text:style-name="T677"> </text:span><text:span text:style-name="T678">Media</text:span>.</text:p>
      <text:p text:style-name="Text_20_body">Slingerland, Edward G. 2008. <text:span text:style-name="T679">What</text:span><text:span text:style-name="T680"> </text:span><text:span text:style-name="T681">science</text:span><text:span text:style-name="T682"> </text:span><text:span text:style-name="T683">offers</text:span><text:span text:style-name="T684"> </text:span><text:span text:style-name="T685">the</text:span><text:span text:style-name="T686"> </text:span><text:span text:style-name="T687">humanities:</text:span><text:span text:style-name="T688"> </text:span><text:span text:style-name="T689">integrating</text:span><text:span text:style-name="T690"> </text:span><text:span text:style-name="T691">body</text:span><text:span text:style-name="T692"> </text:span><text:span text:style-name="T693">and</text:span><text:span text:style-name="T694"> </text:span><text:span text:style-name="T695">culture</text:span>. Cambridge; New York: Cambridge University Press.</text:p>
      <text:p text:style-name="Text_20_body">Sperber, Dan. 1996. <text:span text:style-name="T696">Explaining</text:span><text:span text:style-name="T697"> </text:span><text:span text:style-name="T698">culture:</text:span><text:span text:style-name="T699"> </text:span><text:span text:style-name="T700">a</text:span><text:span text:style-name="T701"> </text:span><text:span text:style-name="T702">naturalistic</text:span><text:span text:style-name="T703"> </text:span><text:span text:style-name="T704">approach</text:span>. Oxford, UK; Cambridge, Mass.: Blackwell.</text:p>
      <text:p text:style-name="Text_20_body">Sperber, Dan et Deirdre Wilson. 1986. <text:span text:style-name="T705">Relevance:</text:span><text:span text:style-name="T706"> </text:span><text:span text:style-name="T707">Communication</text:span><text:span text:style-name="T708"> </text:span><text:span text:style-name="T709">and</text:span><text:span text:style-name="T710"> </text:span><text:span text:style-name="T711">Cognition</text:span>. Cambridge, Massaschusetts: Harvard University Press.</text:p>
      <text:p text:style-name="Text_20_body">Thompson, Evan. 2007. <text:span text:style-name="T712">Mind</text:span><text:span text:style-name="T713"> </text:span><text:span text:style-name="T714">in</text:span><text:span text:style-name="T715"> </text:span><text:span text:style-name="T716">Life</text:span><text:span text:style-name="T717">:</text:span><text:span text:style-name="T718"> </text:span><text:span text:style-name="T719">Biology</text:span><text:span text:style-name="T720">,</text:span><text:span text:style-name="T721"> </text:span><text:span text:style-name="T722">Phenomenology</text:span><text:span text:style-name="T723">,</text:span><text:span text:style-name="T724"> </text:span><text:span text:style-name="T725">and</text:span><text:span text:style-name="T726"> </text:span><text:span text:style-name="T727">the</text:span><text:span text:style-name="T728"> </text:span><text:span text:style-name="T729">Sciences</text:span><text:span text:style-name="T730"> </text:span><text:span text:style-name="T731">of</text:span><text:span text:style-name="T732"> </text:span><text:span text:style-name="T733">Mind</text:span>. Cambridge, Mass.: Belknap Press of Harvard University Press.</text:p>
      <text:p text:style-name="Text_20_body">Torrance, Steve. 2006. In search of the enactive: Introduction to special issue on enactive experience. <text:span text:style-name="T734">Phenomenology</text:span><text:span text:style-name="T735"> </text:span><text:span text:style-name="T736">and</text:span><text:span text:style-name="T737"> </text:span><text:span text:style-name="T738">the</text:span><text:span text:style-name="T739"> </text:span><text:span text:style-name="T740">Cognitive</text:span><text:span text:style-name="T741"> </text:span><text:span text:style-name="T742">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43">The</text:span><text:span text:style-name="T744"> </text:span><text:span text:style-name="T745">Embodied</text:span><text:span text:style-name="T746"> </text:span><text:span text:style-name="T747">Mind</text:span><text:span text:style-name="T748">:</text:span><text:span text:style-name="T749"> </text:span><text:span text:style-name="T750">Cognitive</text:span><text:span text:style-name="T751"> </text:span><text:span text:style-name="T752">Science</text:span><text:span text:style-name="T753"> </text:span><text:span text:style-name="T754">and</text:span><text:span text:style-name="T755"> </text:span><text:span text:style-name="T756">Human</text:span><text:span text:style-name="T757"> </text:span><text:span text:style-name="T758">Experience</text:span>. MIT Press.</text:p>
      <text:p text:style-name="Text_20_body">West-Eberhard, Mary Jane. 2003. <text:span text:style-name="T759">Developmental</text:span><text:span text:style-name="T760"> </text:span><text:span text:style-name="T761">plasticity</text:span><text:span text:style-name="T762"> </text:span><text:span text:style-name="T763">and</text:span><text:span text:style-name="T764"> </text:span><text:span text:style-name="T765">evolution</text:span>. Oxford; New York: Oxford University Press.</text:p>
      <text:p text:style-name="Text_20_body">Wittgenstein, Ludwig et Gertrude Elizabeth Margaret Anscombe. 1958. <text:span text:style-name="T766">Philosophical</text:span><text:span text:style-name="T767"> </text:span><text:span text:style-name="T768">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